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family="'Liberation Sans'" style:font-family-generic="swiss" style:font-pitch="variable" fo:font-size="11pt" style:font-size-asian="11pt" style:font-size-complex="11pt"/>
    </style:style>
    <style:style style:name="T1" style:family="text">
      <style:text-properties fo:font-family="'Liberation Sans'" style:font-family-generic="swiss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1cm" svg:height="1.979cm" svg:x="9.255cm" svg:y="9.255cm">
          <draw:text-box>
            <text:p><text:span text:style-name="T1">Phone: +852-2609-8467</text:span></text:p>
            <text:p><text:span text:style-name="T1">Fax: +852-2603-5032</text:span></text:p>
            <text:p><text:span text:style-name="T1">Mobile: +852-9854-6864</text:span></text:p>
            <text:p><text:span text:style-name="T1">Email: chandra@ie.cuhk.edu.h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andra Nair</meta:initial-creator>
    <meta:creation-date>2009-09-11T20:23:35</meta:creation-date>
    <dc:date>2009-09-11T20:41:07</dc:date>
    <dc:creator>Chandra Nair</dc:creator>
    <meta:editing-duration>PT00H08M07S</meta:editing-duration>
    <meta:editing-cycles>3</meta:editing-cycles>
    <meta:generator>OpenOffice.org/3.1$Linux OpenOffice.org_project/310m21$Build-9319</meta:generator>
    <meta:document-statistic meta:object-count="1"/>
  </office:meta>
</office:document-meta>
</file>